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Überschrift1" style:master-page-name="MP0" style:family="paragraph">
      <style:paragraph-properties fo:break-before="page"/>
      <style:text-properties style:font-name-asian="Times New Roman" style:language-asian="de" style:country-asian="DE"/>
    </style:style>
    <style:style style:name="T2" style:parent-style-name="Absatz-Standardschriftart" style:family="text">
      <style:text-properties fo:font-size="12pt" style:font-size-asian="12pt" style:language-asian="de" style:country-asian="DE"/>
    </style:style>
    <style:style style:name="T3" style:parent-style-name="Absatz-Standardschriftart" style:family="text">
      <style:text-properties style:language-asian="de" style:country-asian="DE"/>
    </style:style>
    <style:style style:name="P4"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5"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6"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7"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8"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9"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10"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11"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12"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13"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14"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15" style:parent-style-name="Standard" style:family="paragraph">
      <style:paragraph-properties fo:margin-top="0.0694in" fo:margin-bottom="0.0694in" fo:line-height="100%"/>
      <style:text-properties style:font-name-asian="Times New Roman" style:font-name-complex="Calibri" fo:font-size="12pt" style:font-size-asian="12pt" style:font-size-complex="12pt" style:language-asian="de" style:country-asian="DE"/>
    </style:style>
    <style:style style:name="P16" style:parent-style-name="Standard" style:family="paragraph">
      <style:text-properties fo:font-size="12pt" style:font-size-asian="12pt"/>
    </style:style>
    <style:style style:name="P17" style:parent-style-name="Standard" style:family="paragraph">
      <style:text-properties fo:font-size="12pt" style:font-size-asian="12pt"/>
    </style:style>
    <style:style style:name="P18" style:parent-style-name="Standard" style:family="paragraph">
      <style:text-properties fo:font-size="12pt" style:font-size-asian="12pt"/>
    </style:style>
    <style:style style:name="P19" style:parent-style-name="Standard" style:family="paragraph">
      <style:text-properties fo:font-size="12pt" style:font-size-asian="12pt"/>
    </style:style>
    <style:style style:name="P20" style:parent-style-name="Standard" style:family="paragraph">
      <style:text-properties fo:font-size="12pt" style:font-size-asian="12pt"/>
    </style:style>
    <style:style style:name="P21" style:parent-style-name="Standard" style:family="paragraph">
      <style:text-properties fo:font-size="12pt" style:font-size-asian="12pt"/>
    </style:style>
    <style:style style:name="P22" style:parent-style-name="Standard" style:family="paragraph">
      <style:text-properties fo:font-size="12pt" style:font-size-asian="12pt"/>
    </style:style>
    <style:style style:name="P23" style:parent-style-name="Standard" style:family="paragraph">
      <style:text-properties fo:font-size="12pt" style:font-size-asian="12pt"/>
    </style:style>
    <style:style style:name="P24" style:parent-style-name="Standard" style:family="paragraph">
      <style:text-properties fo:font-size="12pt" style:font-size-asian="12pt"/>
    </style:style>
    <style:style style:name="P25" style:parent-style-name="Standard" style:family="paragraph">
      <style:text-properties fo:font-size="12pt" style:font-size-asian="12pt"/>
    </style:style>
    <style:style style:name="P26" style:parent-style-name="Standard" style:family="paragraph">
      <style:text-properties fo:font-size="12pt" style:font-size-asian="12pt"/>
    </style:style>
    <style:style style:name="P27" style:parent-style-name="Standard" style:family="paragraph">
      <style:text-properties fo:font-size="12pt" style:font-size-asian="12pt"/>
    </style:style>
  </office:automatic-styles>
  <office:body>
    <office:text text:use-soft-page-breaks="true">
      <text:h text:style-name="P1" text:outline-level="1">Tageordnung für den 3.12.2021</text:h>
      <text:p text:style-name="Standard"><text:span text:style-name="T2">Wuppertal</text:span><text:span text:style-name="T3"><text:s/></text:span></text:p>
      <text:list text:style-name="LFO1" text:continue-numbering="true">
        <text:list-item>
          <text:p text:style-name="P4">Stand der Dinge</text:p>
        </text:list-item>
        <text:list-item>
          <text:p text:style-name="P5">OpenSource Lizenzen (Roadmap)</text:p>
        </text:list-item>
        <text:list-item>
          <text:p text:style-name="P6">Besprechung der Milestones (Roadmap)</text:p>
        </text:list-item>
        <text:list-item>
          <text:p text:style-name="P7">FrontEnd-Development mit den Wuppertalern (Roadmap)</text:p>
        </text:list-item>
        <text:list-item>
          <text:p text:style-name="P8">Präsentation GitHub Copilot</text:p>
        </text:list-item>
        <text:list-item>
          <text:p text:style-name="P9">Erstellung eines MonoRepos für SVWS-Server und SVWS-Client (Diskussion)</text:p>
        </text:list-item>
        <text:list-item>
          <text:p text:style-name="P10">Dokumentation<text:s/>(Arbeit im Doku-Repo)</text:p>
        </text:list-item>
        <text:list-item>
          <text:p text:style-name="P11">Vorstellung des<text:s/>Imports<text:s/>der Statitsik-MDBs (Marcel)</text:p>
        </text:list-item>
        <text:list-item>
          <text:p text:style-name="P12">Beauftragung WebDAV/CalDAV/VUE.js<text:s/>(Zusammenarbeit mit Firmen)</text:p>
        </text:list-item>
        <text:list-item>
          <text:p text:style-name="P13">Beauftragung PHP-Notenmodul (?)</text:p>
        </text:list-item>
        <text:list-item>
          <text:p text:style-name="P14">Erstellung Konzept Gruppenprozesse (Beauftragung Design?)</text:p>
        </text:list-item>
      </text:list>
      <text:p text:style-name="P15"/>
      <text:h text:style-name="Überschrift1" text:outline-level="1">Erläuterungen</text:h>
      <text:p text:style-name="P16">Zu einigen Punkten weitere Erklärung</text:p>
      <text:p text:style-name="P17"/>
      <text:p text:style-name="P18">Zu 3)<text:s/></text:p>
      <text:p text:style-name="P19">Es sollte im Team besprochen werden, was die Pläne für die nächste Zeit sind und welche Schritte in welcher Reihenfolge geplant sind, damit die Entscheidungen transparenter werden und auch besser diskutiert werden kann.</text:p>
      <text:p text:style-name="P20"/>
      <text:p text:style-name="P21">Zu 9) und 10)</text:p>
      <text:p text:style-name="P22">Wir haben die Möglichkeit über d-NRW relativ große Aufträge zu vergeben. Hier stellt sich die Frage, was für Leistungen man dort ausschreibt. Wichtig ist, dass wir andere Firmen einarbeiten müssen, ohne unsere Kapazitäten zu sehr zu belasten. Außerdem muss ein Bereich gefunden werden, der unsere Arbeit nicht in die Quere kommt, wenn viel Code eingecheckt wird.</text:p>
      <text:p text:style-name="P23">Aus diesem Grund wurde ein Themenbereich gesucht, der schulfachlich komplett ohne Vorkenntnisse durchgeführt werden kann.</text:p>
      <text:p text:style-name="P24">Hier kam die Idee auf eine WebDAV-Server in unser Projekt einprogrammieren zu lassen, der dann CardDAV und CalDAV-Prozesse übernehmen kann. Wir wollen später eh einen Kalender und Adressbuchservice bieten. Man könnte die Zusammenarbeit testen und dann ggf. weitere Schritte gehen.</text:p>
      <text:p text:style-name="P25">Bei VUE.js (was wir im selben Auftrag haben) könnten wir die Analyse des Projektes und Verbesserungen und Fehlerbehebung in Auftrag geben. Hier könnte Bern im Optimalfall Beratungsleistung bei VUE.js bekommen.<text:s/></text:p>
      <text:p text:style-name="P26"/>
      <text:p text:style-name="P27">Zu 10)</text:p>
      <text:p text:style-name="Standard">Es gibt auch die Möglichkeit PHP zu beauftragen. Wir suchen immer noch nach einer Lösung, wie unsere Applikationen sicher im Internet zur Verfügung gestellt werden können, ohne dass die Schule den SVWS-Server offen im Netz stehen haben muss. Eine PHP-APP, die Noteneingabe und LuPO ermöglicht und dann mit dem SVWS-Server synchronisiert war eine Ide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Überschrift1Zchn" style:display-name="Überschrift 1 Zchn" style:family="text" style:parent-style-name="Absatz-Standardschriftar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fotenhauer, Frank</meta:initial-creator>
    <dc:creator>Pfotenhauer, Frank</dc:creator>
    <meta:creation-date>2021-11-18T09:27:00Z</meta:creation-date>
    <dc:date>2021-11-18T09:43:00Z</dc:date>
    <meta:template xlink:href="Normal.dotm" xlink:type="simple"/>
    <meta:editing-cycles>2</meta:editing-cycles>
    <meta:editing-duration>PT0S</meta:editing-duration>
    <meta:document-statistic meta:page-count="2" meta:paragraph-count="4" meta:word-count="294" meta:character-count="2144" meta:row-count="15" meta:non-whitespace-character-count="1854"/>
  </office:meta>
</office:document-meta>
</file>